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  <style:text-properties fo:font-size="8pt" style:font-size-asian="8pt" style:font-size-complex="8pt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  <style:text-properties fo:font-size="8pt" style:font-size-asian="8pt" style:font-size-complex="8pt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>
        <style:tab-stops>
          <style:tab-stop style:type="left" style:position="1.1201in"/>
        </style:tab-stops>
      </style:paragraph-properties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 fo:text-align="center"/>
      <style:text-properties fo:font-size="8pt" style:font-size-asian="8pt" style:font-size-complex="8pt"/>
    </style:style>
    <style:style style:name="P27" style:parent-style-name="Normal" style:family="paragraph">
      <style:paragraph-properties fo:text-align="center"/>
      <style:text-properties fo:font-size="8pt" style:font-size-asian="8pt" style:font-size-complex="8pt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paragraph-properties fo:text-align="center"/>
    </style:style>
    <style:style style:name="P31" style:parent-style-name="Normal" style:family="paragraph">
      <style:paragraph-properties fo:text-align="center"/>
    </style:style>
    <style:style style:name="P32" style:parent-style-name="Normal" style:family="paragraph">
      <style:paragraph-properties fo:text-align="center"/>
    </style:style>
    <style:style style:name="P33" style:parent-style-name="Normal" style:family="paragraph">
      <style:paragraph-properties fo:text-align="center"/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paragraph-properties fo:text-align="center"/>
    </style:style>
    <style:style style:name="P36" style:parent-style-name="Normal" style:family="paragraph">
      <style:paragraph-properties fo:text-align="center"/>
    </style:style>
    <style:style style:name="P37" style:parent-style-name="Normal" style:family="paragraph">
      <style:paragraph-properties fo:text-align="center"/>
      <style:text-properties fo:font-size="8pt" style:font-size-asian="8pt" style:font-size-complex="8pt"/>
    </style:style>
    <style:style style:name="P38" style:parent-style-name="Normal" style:family="paragraph">
      <style:paragraph-properties fo:text-align="center"/>
      <style:text-properties fo:font-size="8pt" style:font-size-asian="8pt" style:font-size-complex="8pt"/>
    </style:style>
    <style:style style:name="P39" style:parent-style-name="Normal" style:family="paragraph">
      <style:paragraph-properties fo:text-align="center"/>
    </style:style>
    <style:style style:name="P40" style:parent-style-name="Normal" style:family="paragraph">
      <style:paragraph-properties fo:text-align="center"/>
    </style:style>
    <style:style style:name="P41" style:parent-style-name="Normal" style:family="paragraph">
      <style:paragraph-properties fo:text-align="center"/>
    </style:style>
    <style:style style:name="P42" style:parent-style-name="Normal" style:family="paragraph">
      <style:paragraph-properties fo:text-align="center"/>
    </style:style>
    <style:style style:name="P43" style:parent-style-name="Normal" style:family="paragraph">
      <style:paragraph-properties fo:text-align="center"/>
    </style:style>
    <style:style style:name="P44" style:parent-style-name="Normal" style:family="paragraph">
      <style:paragraph-properties fo:break-before="page">
        <style:tab-stops>
          <style:tab-stop style:type="left" style:position="1.1201in"/>
        </style:tab-stops>
      </style:paragraph-properties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203864" draw:opacity="100%" draw:stroke="solid" svg:stroke-width="0.01389in" svg:stroke-color="#ffc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203864" draw:opacity="100%" draw:stroke="solid" svg:stroke-width="0.01389in" svg:stroke-color="#ffc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203864" draw:opacity="100%" draw:stroke="solid" svg:stroke-width="0.01389in" svg:stroke-color="#ffc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draw:fill="solid" draw:fill-color="#203864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draw:fill="solid" draw:fill-color="#203864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left" draw:fill="solid" draw:fill-color="#203864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left" draw:fill="solid" draw:fill-color="#203864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left" draw:fill="solid" draw:fill-color="#203864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left" draw:fill="solid" draw:fill-color="#203864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0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33f50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33f50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33f50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0000" draw:opacity="100%" draw:stroke="solid" svg:stroke-width="0.01389in" svg:stroke-color="#ffc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0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d0d0d" draw:opacity="100%" draw:stroke="solid" svg:stroke-width="0.01389in" svg:stroke-color="#ffc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33f50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33f50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33f50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33f50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33f50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33f50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33f50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33f50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33f50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fo:wrap-option="wrap" fo:padding-top="0.05in" fo:padding-bottom="0.05in" fo:padding-left="0.1in" fo:padding-right="0.1in" draw:textarea-vertical-align="middle" draw:textarea-horizontal-align="left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1">
      <style:graphic-properties style:wrap="run-through" style:run-through="foreground" style:horizontal-rel="page-content" style:vertical-rel="paragraph" style:horizontal-pos="center" style:vertical-pos="from-top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203864" draw:opacity="100%" draw:stroke="solid" svg:stroke-width="0.01389in" svg:stroke-color="#ffc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203864" draw:opacity="100%" draw:stroke="solid" svg:stroke-width="0.01389in" svg:stroke-color="#ffc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203864" draw:opacity="100%" draw:stroke="solid" svg:stroke-width="0.01389in" svg:stroke-color="#ffc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203864" draw:opacity="100%" draw:stroke="solid" svg:stroke-width="0.01389in" svg:stroke-color="#ffc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203864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custom-shape svg:x="-0.04688in" svg:y="-0.99479in" svg:width="8.375in" svg:height="0.64583in" draw:z-index="251694080" draw:id="id0" draw:style-name="a0" draw:name="Rectangle 20" text:anchor-type="paragraph"><svg:title/><svg:desc/><text:p text:style-name="P2">Loop</text:p><draw:enhanced-geometry draw:type="non-primitive" svg:viewBox="0 0 21600 21600" draw:enhanced-path="M 0 0 L 21600 0 21600 21600 0 21600 Z N"/></draw:custom-shape><draw:custom-shape svg:x="-0.51076in" svg:y="4.93194in" svg:width="2.02569in" svg:height="0.79653in" draw:z-index="251677696" draw:id="id1" draw:style-name="a1" draw:name="Rectangle 11" text:anchor-type="paragraph"><svg:title/><svg:desc/><text:p text:style-name="P3">If it is still under 200<text:s/></text:p><draw:enhanced-geometry draw:type="non-primitive" svg:viewBox="0 0 21600 21600" draw:enhanced-path="M 0 0 L 21600 0 21600 21600 0 21600 Z N"/></draw:custom-shape><draw:custom-shape svg:x="4.89063in" svg:y="4.59896in" svg:width="2.02569in" svg:height="0.79653in" draw:z-index="251671552" draw:id="id2" draw:style-name="a2" draw:name="Rectangle 8" text:anchor-type="paragraph"><svg:title/><svg:desc/><text:p text:style-name="P4">This is going to loop adding interval to the timer<text:s/></text:p><draw:enhanced-geometry draw:type="non-primitive" svg:viewBox="0 0 21600 21600" draw:enhanced-path="M 0 0 L 21600 0 21600 21600 0 21600 Z N"/></draw:custom-shape><draw:custom-shape svg:x="4.92188in" svg:y="4.02014in" svg:width="2.02569in" svg:height="0.45278in" draw:z-index="251667456" draw:id="id3" draw:style-name="a3" draw:name="Rectangle 6" text:anchor-type="paragraph"><svg:title/><svg:desc/><text:p text:style-name="P5">Add interval to the timer</text:p><draw:enhanced-geometry draw:type="non-primitive" svg:viewBox="0 0 21600 21600" draw:enhanced-path="M 0 0 L 21600 0 21600 21600 0 21600 Z N"/></draw:custom-shape><draw:custom-shape svg:x="-0.76042in" svg:y="4.02569in" svg:width="2.67153in" svg:height="0.59375in" draw:z-index="251669504" draw:id="id4" draw:style-name="a4" draw:name="Rectangle 7" text:anchor-type="paragraph"><svg:title/><svg:desc/><text:p text:style-name="P6">Delay 2 seconds and then check if sensorValue is still under 2000</text:p><draw:enhanced-geometry draw:type="non-primitive" svg:viewBox="0 0 21600 21600" draw:enhanced-path="M 0 0 L 21600 0 21600 21600 0 21600 Z N"/></draw:custom-shape><draw:custom-shape svg:x="-0.3125in" svg:y="1.65069in" svg:width="2.02569in" svg:height="0.45278in" draw:z-index="251663360" draw:id="id5" draw:style-name="a5" draw:name="Rectangle 4" text:anchor-type="paragraph"><svg:title/><svg:desc/><text:p text:style-name="P7">Read temperature</text:p><draw:enhanced-geometry draw:type="non-primitive" svg:viewBox="0 0 21600 21600" draw:enhanced-path="M 0 0 L 21600 0 21600 21600 0 21600 Z N"/></draw:custom-shape><draw:custom-shape svg:x="-0.30208in" svg:y="1.17187in" svg:width="2.02569in" svg:height="0.45278in" draw:z-index="251661312" draw:id="id6" draw:style-name="a6" draw:name="Rectangle 3" text:anchor-type="paragraph"><svg:title/><svg:desc/><text:p text:style-name="P8">Read sensorValue</text:p><draw:enhanced-geometry draw:type="non-primitive" svg:viewBox="0 0 21600 21600" draw:enhanced-path="M 0 0 L 21600 0 21600 21600 0 21600 Z N"/></draw:custom-shape><draw:custom-shape svg:x="-0.30208in" svg:y="0.68715in" svg:width="2.02569in" svg:height="0.45278in" draw:z-index="251659264" draw:id="id7" draw:style-name="a7" draw:name="Rectangle 2" text:anchor-type="paragraph"><svg:title/><svg:desc/><text:p text:style-name="P9">Delay 1 second</text:p><draw:enhanced-geometry draw:type="non-primitive" svg:viewBox="0 0 21600 21600" draw:enhanced-path="M 0 0 L 21600 0 21600 21600 0 21600 Z N"/></draw:custom-shape><draw:custom-shape svg:x="-0.32292in" svg:y="0.20799in" svg:width="4.34375in" svg:height="0.45278in" draw:z-index="251657216" draw:id="id8" draw:style-name="a8" draw:name="Rectangle 1" text:anchor-type="paragraph"><svg:title/><svg:desc/><text:p text:style-name="P10">Reset sensorValue to zero</text:p><draw:enhanced-geometry draw:type="non-primitive" svg:viewBox="0 0 21600 21600" draw:enhanced-path="M 0 0 L 21600 0 21600 21600 0 21600 Z N"/></draw:custom-shape></text:p>
      <text:p text:style-name="Normal"/>
      <text:p text:style-name="Normal"/>
      <text:p text:style-name="Normal"/>
      <text:p text:style-name="Normal"/>
      <text:p text:style-name="Normal"/>
      <text:p text:style-name="Normal"><draw:custom-shape svg:x="-0.29167in" svg:y="0.25069in" svg:width="7.15069in" svg:height="0.45278in" draw:z-index="251665408" draw:id="id9" draw:style-name="a9" draw:name="Rectangle 5" text:anchor-type="paragraph"><svg:title/><svg:desc/><text:p text:style-name="P11">Check if sensorValue is above or equal to 200</text:p><draw:enhanced-geometry draw:type="non-primitive" svg:viewBox="0 0 21600 21600" draw:enhanced-path="M 0 0 L 21600 0 21600 21600 0 21600 Z N"/></draw:custom-shape></text:p>
      <text:p text:style-name="Normal"/>
      <text:p text:style-name="Normal"><draw:custom-shape svg:x="-0.10382in" svg:y="0.25035in" svg:width="0.59861in" svg:height="1.09375in" draw:z-index="251695104" draw:id="id10" draw:style-name="a10" draw:name="Arrow: Down 21" text:anchor-type="paragraph"><svg:title/><svg:desc/><text:p text:style-name="P12">Else</text:p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568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Normal"><draw:custom-shape svg:x="5.89583in" svg:y="0.0066in" svg:width="0.59861in" svg:height="1.09375in" draw:z-index="251697152" draw:id="id11" draw:style-name="a11" draw:name="Arrow: Down 22" text:anchor-type="paragraph"><svg:title/><svg:desc/><text:p text:style-name="P13">True</text:p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568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custom-shape svg:x="0.22361in" svg:y="0.10521in" svg:width="0.47361in" svg:height="0.82292in" draw:z-index="251701248" draw:id="id12" draw:style-name="a12" draw:name="Arrow: Down 24" text:anchor-type="paragraph"><svg:title/><svg:desc/><text:p text:style-name="P14">True</text:p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538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svg:x="4.92083in" svg:y="0.17604in" svg:width="2.02569in" svg:height="0.79653in" draw:z-index="251673600" draw:id="id13" draw:style-name="a13" draw:name="Rectangle 9" text:anchor-type="paragraph"><svg:title/><svg:desc/><text:p text:style-name="P15">If timer greater than or equal to the limit, then <text:s/></text:p><draw:enhanced-geometry draw:type="non-primitive" svg:viewBox="0 0 21600 21600" draw:enhanced-path="M 0 0 L 21600 0 21600 21600 0 21600 Z N"/></draw:custom-shape></text:p>
      <text:p text:style-name="Normal"/>
      <text:p text:style-name="Normal"><draw:custom-shape svg:x="-0.52569in" svg:y="0.32535in" svg:width="2.02569in" svg:height="1.85417in" draw:z-index="251679744" draw:id="id14" draw:style-name="a14" draw:name="Rectangle 12" text:anchor-type="paragraph"><svg:title/><svg:desc/><text:p text:style-name="P16">timer=0;</text:p><text:p text:style-name="P17"><text:s text:c="4"/>counter=0;</text:p><text:p text:style-name="P18"><text:s text:c="4"/>digitalWrite(led2,LOW);</text:p><text:p text:style-name="P19"><text:s text:c="4"/>digitalWrite(led3,LOW);</text:p><text:p text:style-name="P20"><text:s text:c="6"/>digitalWrite(LED,LOW);</text:p><draw:enhanced-geometry draw:type="non-primitive" svg:viewBox="0 0 21600 21600" draw:enhanced-path="M 0 0 L 21600 0 21600 21600 0 21600 Z N"/></draw:custom-shape></text:p>
      <text:p text:style-name="Normal"><draw:custom-shape svg:x="5.94236in" svg:y="0.05938in" svg:width="0.47361in" svg:height="0.82292in" draw:z-index="251699200" draw:id="id15" draw:style-name="a15" draw:name="Arrow: Down 23" text:anchor-type="paragraph"><svg:title/><svg:desc/><text:p text:style-name="P21">True</text:p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538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Normal"/>
      <text:p text:style-name="Normal"/>
      <text:p text:style-name="Normal"><draw:custom-shape svg:x="4.94653in" svg:y="0.00278in" svg:width="2.02569in" svg:height="0.79653in" draw:z-index="251675648" draw:id="id16" draw:style-name="a16" draw:name="Rectangle 10" text:anchor-type="paragraph"><svg:title/><svg:desc/><text:p text:style-name="P22">counter++;</text:p><text:p text:style-name="P23"><text:s text:c="6"/>timer=0;</text:p><draw:enhanced-geometry draw:type="non-primitive" svg:viewBox="0 0 21600 21600" draw:enhanced-path="M 0 0 L 21600 0 21600 21600 0 21600 Z N"/></draw:custom-shape></text:p>
      <text:p text:style-name="Normal"/>
      <text:p text:style-name="Normal"/>
      <text:p text:style-name="Normal"/>
      <text:p text:style-name="Normal"/>
      <text:p text:style-name="Normal"/>
      <text:p text:style-name="P24"><text:tab/></text:p>
      <text:soft-page-break/>
      <text:p text:style-name="Normal"><draw:custom-shape svg:x="-0.14063in" svg:y="10.01563in" svg:width="8.42153in" svg:height="0.69792in" draw:z-index="251726848" draw:id="id17" draw:style-name="a17" draw:name="Rectangle 48" text:anchor-type="paragraph"><svg:title/><svg:desc/><text:p text:style-name="P25">End of Loop <text:s/></text:p><draw:enhanced-geometry draw:type="non-primitive" svg:viewBox="0 0 21600 21600" draw:enhanced-path="M 0 0 L 21600 0 21600 21600 0 21600 Z N"/></draw:custom-shape><draw:custom-shape svg:x="0.35903in" svg:y="2.1559in" svg:width="0.47361in" svg:height="0.91667in" draw:z-index="251724800" draw:id="id18" draw:style-name="a18" draw:name="Arrow: Down 37" text:anchor-type="paragraph"><svg:title/><svg:desc/><text:p text:style-name="P26">False</text:p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602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svg:x="5.95278in" svg:y="2.11979in" svg:width="0.47361in" svg:height="0.91667in" draw:z-index="251722752" draw:id="id19" draw:style-name="a19" draw:name="Arrow: Down 36" text:anchor-type="paragraph"><svg:title/><svg:desc/><text:p text:style-name="P27">True</text:p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602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svg:x="2.51042in" svg:y="1.69236in" svg:width="1.55208in" svg:height="0.69792in" draw:z-index="251717632" draw:id="id20" draw:style-name="a20" draw:name="Rectangle 33" text:anchor-type="paragraph"><svg:title/><svg:desc/><text:p text:style-name="P28">Check if there is still sensorValue above 200 <text:s/></text:p><draw:enhanced-geometry draw:type="non-primitive" svg:viewBox="0 0 21600 21600" draw:enhanced-path="M 0 0 L 21600 0 21600 21600 0 21600 Z N"/></draw:custom-shape><draw:custom-shape svg:x="-0.69792in" svg:y="3.1191in" svg:width="2.38542in" svg:height="0.69792in" draw:z-index="251721728" draw:id="id21" draw:style-name="a21" draw:name="Rectangle 35" text:anchor-type="paragraph"><svg:title/><svg:desc/><text:p text:style-name="P29">Turn of the LEDs and reset everything and the program will start from the beginning <text:s/></text:p><draw:enhanced-geometry draw:type="non-primitive" svg:viewBox="0 0 21600 21600" draw:enhanced-path="M 0 0 L 21600 0 21600 21600 0 21600 Z N"/></draw:custom-shape><draw:custom-shape svg:x="5.46875in" svg:y="3.14028in" svg:width="1.55208in" svg:height="0.69792in" draw:z-index="251719680" draw:id="id22" draw:style-name="a22" draw:name="Rectangle 34" text:anchor-type="paragraph"><svg:title/><svg:desc/><text:p text:style-name="P30">Increment counter and do the next event <text:s text:c="2"/></text:p><draw:enhanced-geometry draw:type="non-primitive" svg:viewBox="0 0 21600 21600" draw:enhanced-path="M 0 0 L 21600 0 21600 21600 0 21600 Z N"/></draw:custom-shape><draw:g draw:z-index="251715584" draw:name="Group 32" draw:id="id32" draw:style-name="a31" text:anchor-type="paragraph"><svg:title/><svg:desc/><draw:custom-shape svg:x="0in" svg:y="5.06181in" svg:width="1.55208in" svg:height="0.41667in" draw:id="id23" draw:style-name="a23" draw:name="Rectangle 18"><svg:title/><svg:desc/><text:p text:style-name="P31">If counter ==3<text:s text:c="2"/></text:p><draw:enhanced-geometry draw:type="non-primitive" svg:viewBox="0 0 21600 21600" draw:enhanced-path="M 0 0 L 21600 0 21600 21600 0 21600 Z N"/></draw:custom-shape><draw:custom-shape svg:x="1.64583in" svg:y="5.04618in" svg:width="5.86458in" svg:height="0.71875in" draw:id="id24" draw:style-name="a24" draw:name="Rectangle 19"><svg:title/><svg:desc/><text:p text:style-name="P32">Turn on the speaker +<text:s/>send an API request and add the two sensors values to the spreadsheet <text:s/></text:p><draw:enhanced-geometry draw:type="non-primitive" svg:viewBox="0 0 21600 21600" draw:enhanced-path="M 0 0 L 21600 0 21600 21600 0 21600 Z N"/></draw:custom-shape><draw:custom-shape svg:x="3.49479in" svg:y="5.84826in" svg:width="2.19792in" svg:height="0.68229in" draw:id="id25" draw:style-name="a25" draw:name="Rectangle 25"><svg:title/><svg:desc/><text:p text:style-name="P33">Wait for 5 minutes the song<text:s/>duration<text:s text:c="2"/></text:p><draw:enhanced-geometry draw:type="non-primitive" svg:viewBox="0 0 21600 21600" draw:enhanced-path="M 0 0 L 21600 0 21600 21600 0 21600 Z N"/></draw:custom-shape><draw:g draw:name="Group 31" draw:id="id31"><svg:title/><svg:desc/><draw:custom-shape svg:x="3.47917in" svg:y="7.07222in" svg:width="2.19792in" svg:height="0.68229in" draw:id="id26" draw:style-name="a26" draw:name="Rectangle 26"><svg:title/><svg:desc/><text:p text:style-name="P34">Then check if there is a sensorValue still <text:s/></text:p><draw:enhanced-geometry draw:type="non-primitive" svg:viewBox="0 0 21600 21600" draw:enhanced-path="M 0 0 L 21600 0 21600 21600 0 21600 Z N"/></draw:custom-shape><draw:custom-shape svg:x="5.4375in" svg:y="8.77014in" svg:width="2.19792in" svg:height="0.68194in" draw:id="id27" draw:style-name="a27" draw:name="Rectangle 27"><svg:title/><svg:desc/><text:p text:style-name="P35">Keep playing the music <text:s/></text:p><draw:enhanced-geometry draw:type="non-primitive" svg:viewBox="0 0 21600 21600" draw:enhanced-path="M 0 0 L 21600 0 21600 21600 0 21600 Z N"/></draw:custom-shape><draw:custom-shape svg:x="0.39062in" svg:y="8.79618in" svg:width="2.19792in" svg:height="0.68229in" draw:id="id28" draw:style-name="a28" draw:name="Rectangle 28"><svg:title/><svg:desc/><text:p text:style-name="P36">Stop playing the music <text:s/>and turn of the LED lights</text:p><draw:enhanced-geometry draw:type="non-primitive" svg:viewBox="0 0 21600 21600" draw:enhanced-path="M 0 0 L 21600 0 21600 21600 0 21600 Z N"/></draw:custom-shape><draw:custom-shape svg:width="0.47396in" svg:height="1.50963in" draw:id="id29" draw:style-name="a29" draw:transform="translate(-0.23698in -0.75482in) rotate(-0.94272) translate(2.61962in 8.15968in)" draw:name="Arrow: Down 29"><svg:title/><svg:desc/><text:p text:style-name="P37">False</text:p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820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svg:width="0.47396in" svg:height="0.92001in" draw:id="id30" draw:style-name="a30" draw:transform="translate(-0.23698in -0.46in) rotate(-5.63975) translate(6.04948in 8.16764in)" draw:name="Arrow: Down 30"><svg:title/><svg:desc/><text:p text:style-name="P38">True</text:p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6036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/draw:g><draw:custom-shape svg:x="1.28646in" svg:y="0.93229in" svg:width="5.86458in" svg:height="0.66111in" draw:z-index="251688960" draw:id="id33" draw:style-name="a32" draw:name="Rectangle 17" text:anchor-type="paragraph"><svg:title/><svg:desc/><text:p text:style-name="P39">Turn on the baby lights +send an API request and add the<text:s/>two<text:s/>sensors values<text:s/>to the spreadsheet <text:s/></text:p><draw:enhanced-geometry draw:type="non-primitive" svg:viewBox="0 0 21600 21600" draw:enhanced-path="M 0 0 L 21600 0 21600 21600 0 21600 Z N"/></draw:custom-shape><draw:custom-shape svg:x="-0.39062in" svg:y="0.93194in" svg:width="1.55208in" svg:height="0.41667in" draw:z-index="251687936" draw:id="id34" draw:style-name="a33" draw:name="Rectangle 16" text:anchor-type="paragraph"><svg:title/><svg:desc/><text:p text:style-name="P40">If counter ==2 <text:s/></text:p><draw:enhanced-geometry draw:type="non-primitive" svg:viewBox="0 0 21600 21600" draw:enhanced-path="M 0 0 L 21600 0 21600 21600 0 21600 Z N"/></draw:custom-shape><draw:custom-shape svg:x="1.26042in" svg:y="0.33333in" svg:width="5.86458in" svg:height="0.41667in" draw:z-index="251685888" draw:id="id35" draw:style-name="a34" draw:name="Rectangle 15" text:anchor-type="paragraph"><svg:title/><svg:desc/><text:p text:style-name="P41">Turn on the first led <text:s/></text:p><draw:enhanced-geometry draw:type="non-primitive" svg:viewBox="0 0 21600 21600" draw:enhanced-path="M 0 0 L 21600 0 21600 21600 0 21600 Z N"/></draw:custom-shape><draw:custom-shape svg:x="-0.38542in" svg:y="0.34896in" svg:width="1.55208in" svg:height="0.41667in" draw:z-index="251683840" draw:id="id36" draw:style-name="a35" draw:name="Rectangle 14" text:anchor-type="paragraph"><svg:title/><svg:desc/><text:p text:style-name="P42">If counter ==1 <text:s/></text:p><draw:enhanced-geometry draw:type="non-primitive" svg:viewBox="0 0 21600 21600" draw:enhanced-path="M 0 0 L 21600 0 21600 21600 0 21600 Z N"/></draw:custom-shape><draw:custom-shape svg:x="-0.19792in" svg:y="-0.76632in" svg:width="6.84375in" svg:height="0.41667in" draw:z-index="251681792" draw:id="id37" draw:style-name="a36" draw:name="Rectangle 13" text:anchor-type="paragraph"><svg:title/><svg:desc/><text:p text:style-name="P43">Now checking the 3 events <text:s/></text:p><draw:enhanced-geometry draw:type="non-primitive" svg:viewBox="0 0 21600 21600" draw:enhanced-path="M 0 0 L 21600 0 21600 21600 0 21600 Z N"/></draw:custom-shape></text:p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 b</meta:initial-creator>
    <dc:creator>a b</dc:creator>
    <meta:creation-date>2021-03-22T08:48:00Z</meta:creation-date>
    <dc:date>2021-03-22T09:20:00Z</dc:date>
    <meta:template xlink:href="Normal" xlink:type="simple"/>
    <meta:editing-cycles>11</meta:editing-cycles>
    <meta:editing-duration>PT1920S</meta:editing-duration>
    <meta:document-statistic meta:page-count="3" meta:paragraph-count="1" meta:word-count="9" meta:character-count="63" meta:row-count="1" meta:non-whitespace-character-count="55"/>
  </office:meta>
</office:document-meta>
</file>